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26c64d"/>
    </style:style>
    <style:style style:name="P2" style:family="paragraph" style:parent-style-name="Standard">
      <style:text-properties officeooo:paragraph-rsid="0028b3b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¿Cuál es la normativa clave para la gestión de la calidad en un taller de microinformática?</text:p>
      <text:p text:style-name="P2">a) ISO 14001</text:p>
      <text:p text:style-name="P2">b) OHSAS 18001</text:p>
      <text:p text:style-name="P2">c) ISO 9001</text:p>
      <text:p text:style-name="P2">d) Normativa EN 61010</text:p>
      <text:p text:style-name="P2"/>
      <text:p text:style-name="P2">¿Cuál es la ventaja de un monitor con tecnología OLED en comparación con LCD?</text:p>
      <text:p text:style-name="P2">a) Mayor duración de la batería</text:p>
      <text:p text:style-name="P2">b) Mejor reproducción del color y negros más profundos</text:p>
      <text:p text:style-name="P2">c) Bajo costo de producción</text:p>
      <text:p text:style-name="P2">d) Exclusivamente para aplicaciones de diseño gráfico</text:p>
      <text:p text:style-name="P2"/>
      <text:p text:style-name="P2">¿Qué función realiza un monitor con HDR (High Dynamic Range)?</text:p>
      <text:p text:style-name="P2">a) Reducción de la fatiga visual</text:p>
      <text:p text:style-name="P2">b) Mayor rango dinámico de colores y contraste</text:p>
      <text:p text:style-name="P2">c) Sincronización de la frecuencia de actualización con la tarjeta gráfica</text:p>
      <text:p text:style-name="P2">d) Exclusivamente para aplicaciones de oficina</text:p>
      <text:p text:style-name="P2"/>
      <text:p text:style-name="P2">¿Cuál es la principal ventaja de un monitor con tecnología G-Sync?</text:p>
      <text:p text:style-name="P2">a) Mayor velocidad de actualización</text:p>
      <text:p text:style-name="P2">b) Reducción de reflejos y deslumbramientos</text:p>
      <text:p text:style-name="P2">c) Sincronización de la frecuencia de actualización con la tarjeta gráfica</text:p>
      <text:p text:style-name="P2">d) Exclusivamente para aplicaciones de diseño gráfico</text:p>
      <text:p text:style-name="P2"/>
      <text:p text:style-name="P2">¿Qué característica es común en un monitor ultrawide?</text:p>
      <text:p text:style-name="P2">a) Formato de pantalla estándar (16:9)</text:p>
      <text:p text:style-name="P2">b) Mayor cantidad de píxeles por pulgada</text:p>
      <text:p text:style-name="P2">c) Relación de aspecto más amplia para una mayor visión panorámica</text:p>
      <text:p text:style-name="P2">d) Alta tasa de contraste</text:p>
      <text:p text:style-name="P2"/>
      <text:p text:style-name="P2">¿Cuál es la principal función de un monitor táctil?</text:p>
      <text:p text:style-name="P2">a) Reducción de la fatiga visual</text:p>
      <text:p text:style-name="P2">b) Permite la interacción directa con la pantalla mediante toques</text:p>
      <text:p text:style-name="P2">c) Mayor velocidad de respuesta</text:p>
      <text:p text:style-name="P2">d) Exclusivamente para aplicaciones de oficina</text:p>
      <text:p text:style-name="P2"/>
      <text:p text:style-name="P2">¿Qué ventaja ofrece un monitor con tecnología Blue Light Filter?</text:p>
      <text:p text:style-name="P2">a) Mayor velocidad de actualización</text:p>
      <text:p text:style-name="P2">b) Reducción de la fatiga visual al filtrar la luz azul</text:p>
      <text:p text:style-name="P2">c) Sincronización de la frecuencia de actualización con la tarjeta gráfica</text:p>
      <text:p text:style-name="P2">d) Exclusivamente para aplicaciones de diseño gráfico</text:p>
      <text:p text:style-name="P2"/>
      <text:p text:style-name="P2">¿Cuál es la función principal de un monitor con tecnología antiglare?</text:p>
      <text:p text:style-name="P2">a) Reducción de reflejos y deslumbramientos</text:p>
      <text:p text:style-name="P2">b) Mayor nitidez y detalle en la visualización de contenidos</text:p>
      <text:p text:style-name="P2">c) Sincronización de la frecuencia de actualización con la tarjeta gráfica</text:p>
      <text:p text:style-name="P2">d) Exclusivamente para aplicaciones de oficina</text:p>
      <text:p text:style-name="P2"/>
      <text:p text:style-name="P2">¿Qué característica es común en un monitor con ajuste de altura?</text:p>
      <text:p text:style-name="P2">a) Formato de pantalla ultrawide</text:p>
      <text:p text:style-name="P2">b) Permite modificar la altura de la pantalla para mayor comodidad</text:p>
      <text:p text:style-name="P2">c) Bajo consumo de energía</text:p>
      <text:p text:style-name="P2"><text:soft-page-break/>d) Alta tasa de refresco</text:p>
      <text:p text:style-name="P2"/>
      <text:p text:style-name="P2">¿Cuál es la ventaja de un monitor con tecnología antiglare?</text:p>
      <text:p text:style-name="P2">a) Mayor velocidad de actualización</text:p>
      <text:p text:style-name="P2">b) Reducción de reflejos y deslumbramientos</text:p>
      <text:p text:style-name="P2">c) Sincronización de la frecuencia de actualización con la tarjeta gráfica</text:p>
      <text:p text:style-name="P2">d) Exclusivamente para aplicaciones de diseño gráfico</text:p>
      <text:p text:style-name="P2"/>
      <text:p text:style-name="P2">¿Cuál es la principal función de un monitor con tecnología Flicker-Free?</text:p>
      <text:p text:style-name="P2">a) Reducción de la fatiga visual al eliminar el parpadeo de la pantalla</text:p>
      <text:p text:style-name="P2">b) Mayor rango dinámico de colores y contraste</text:p>
      <text:p text:style-name="P2">c) Sincronización de la frecuencia de actualización con la tarjeta gráfica</text:p>
      <text:p text:style-name="P2">d) Exclusivamente para aplicaciones de oficina</text:p>
      <text:p text:style-name="P2"/>
      <text:p text:style-name="P2">¿Qué característica es común en un monitor con tecnología PLS?</text:p>
      <text:p text:style-name="P2">a) Mayor velocidad de actualización</text:p>
      <text:p text:style-name="P2">b) Amplios ángulos de visión y reproducción precisa de colores</text:p>
      <text:p text:style-name="P2">c) Bajo consumo de energía</text:p>
      <text:p text:style-name="P2">d) Alta tasa de refresco</text:p>
      <text:p text:style-name="P2"/>
      <text:p text:style-name="P2">¿Cuál es la ventaja de un monitor con tecnología Nano IPS?</text:p>
      <text:p text:style-name="P2">a) Mayor velocidad de actualización</text:p>
      <text:p text:style-name="P2">b) Mayor precisión en la reproducción del color</text:p>
      <text:p text:style-name="P2">c) Sincronización de la frecuencia de actualización con la tarjeta gráfica</text:p>
      <text:p text:style-name="P2">d) Exclusivamente para aplicaciones de diseño gráfico</text:p>
      <text:p text:style-name="P2"/>
      <text:p text:style-name="P2">¿Qué función realiza un monitor con tecnología Low Blue Light?</text:p>
      <text:p text:style-name="P2">a) Reducción de la fatiga visual al reducir la emisión de luz azul</text:p>
      <text:p text:style-name="P2">b) Mayor rango dinámico de colores y contraste</text:p>
      <text:p text:style-name="P2">c) Sincronización de la frecuencia de actualización con la tarjeta gráfica</text:p>
      <text:p text:style-name="P2">d) Exclusivamente para aplicaciones de oficina</text:p>
      <text:p text:style-name="P2"/>
      <text:p text:style-name="P2">¿Cuál es la principal ventaja de un monitor con tecnología QLED?</text:p>
      <text:p text:style-name="P2">a) Mayor velocidad de actualización</text:p>
      <text:p text:style-name="P2">b) Mayor reproducción del color y brillo</text:p>
      <text:p text:style-name="P2">c) Sincronización de la frecuencia de actualización con la tarjeta gráfica</text:p>
      <text:p text:style-name="P2">d) Exclusivamente para aplicaciones de diseño gráfico</text:p>
      <text:p text:style-name="P2"/>
      <text:p text:style-name="P2">¿Qué característica es común en un monitor con tecnología MVA?</text:p>
      <text:p text:style-name="P2">a) Mayor velocidad de actualización</text:p>
      <text:p text:style-name="P2">b) Amplios ángulos de visión y reproducción precisa de colores</text:p>
      <text:p text:style-name="P2">c) Bajo consumo de energía</text:p>
      <text:p text:style-name="P2">d) Alta tasa de contraste</text:p>
      <text:p text:style-name="P2"/>
      <text:p text:style-name="P2"/>
      <text:p text:style-name="P2">¿Cuál es la función principal de un display frontal en una computadora?</text:p>
      <text:p text:style-name="P2">a) Proporcionar una visualización de la información del sistema</text:p>
      <text:p text:style-name="P2">b) Controlar la velocidad de los ventiladores</text:p>
      <text:p text:style-name="P2">c) Exclusivamente para la reproducción de video</text:p>
      <text:p text:style-name="P2">d) Gestionar la conexión de dispositivos externos</text:p>
      <text:p text:style-name="P2"/>
      <text:p text:style-name="P2">¿Qué característica es común en un display LCD integrado en una computadora portátil?</text:p>
      <text:p text:style-name="P2"><text:soft-page-break/>a) Mejor reproducción del color y brillo</text:p>
      <text:p text:style-name="P2">b) Bajo consumo de energía</text:p>
      <text:p text:style-name="P2">c) Necesidad de cables externos para su funcionamiento</text:p>
      <text:p text:style-name="P2">d) Uso exclusivo para aplicaciones de diseño gráfico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7:02:51.457527774</meta:creation-date>
    <dc:date>2024-01-29T17:27:31.177034226</dc:date>
    <meta:editing-duration>PT17M28S</meta:editing-duration>
    <meta:editing-cycles>17</meta:editing-cycles>
    <meta:generator>LibreOffice/7.6.2.1$Linux_X86_64 LibreOffice_project/56f7684011345957bbf33a7ee678afaf4d2ba333</meta:generator>
    <meta:document-statistic meta:table-count="0" meta:image-count="0" meta:object-count="0" meta:page-count="3" meta:paragraph-count="90" meta:word-count="721" meta:character-count="4504" meta:non-whitespace-character-count="3873"/>
  </office:meta>
</office:document-meta>
</file>